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5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3.605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051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0.716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133cm"/>
    </style:style>
    <style:style style:name="co33" style:family="table-column">
      <style:table-column-properties fo:break-before="auto" style:column-width="0.538cm"/>
    </style:style>
    <style:style style:name="co34" style:family="table-column">
      <style:table-column-properties fo:break-before="auto" style:column-width="1.713cm"/>
    </style:style>
    <style:style style:name="co35" style:family="table-column">
      <style:table-column-properties fo:break-before="auto" style:column-width="2.277cm"/>
    </style:style>
    <style:style style:name="co36" style:family="table-column">
      <style:table-column-properties fo:break-before="auto" style:column-width="1.445cm"/>
    </style:style>
    <style:style style:name="co37" style:family="table-column">
      <style:table-column-properties fo:break-before="auto" style:column-width="0.808cm"/>
    </style:style>
    <style:style style:name="co38" style:family="table-column">
      <style:table-column-properties fo:break-before="auto" style:column-width="0.857cm"/>
    </style:style>
    <style:style style:name="co39" style:family="table-column">
      <style:table-column-properties fo:break-before="auto" style:column-width="0.833cm"/>
    </style:style>
    <style:style style:name="co40" style:family="table-column">
      <style:table-column-properties fo:break-before="auto" style:column-width="1.321cm"/>
    </style:style>
    <style:style style:name="co41" style:family="table-column">
      <style:table-column-properties fo:break-before="auto" style:column-width="2.228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1.762cm"/>
    </style:style>
    <style:style style:name="co44" style:family="table-column">
      <style:table-column-properties fo:break-before="auto" style:column-width="2.131cm"/>
    </style:style>
    <style:style style:name="co45" style:family="table-column">
      <style:table-column-properties fo:break-before="auto" style:column-width="1.935cm"/>
    </style:style>
    <style:style style:name="co46" style:family="table-column">
      <style:table-column-properties fo:break-before="auto" style:column-width="3.156cm"/>
    </style:style>
    <style:style style:name="co4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1.669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125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614cm"/>
    </style:style>
    <style:style style:name="co52" style:family="table-column">
      <style:table-column-properties fo:break-before="auto" style:column-width="1.942cm"/>
    </style:style>
    <style:style style:name="co53" style:family="table-column">
      <style:table-column-properties fo:break-before="auto" style:column-width="2.404cm"/>
    </style:style>
    <style:style style:name="co5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2.104cm"/>
    </style:style>
    <style:style style:name="co55" style:family="table-column">
      <style:table-column-properties fo:break-before="auto" style:column-width="3.246cm"/>
    </style:style>
    <style:style style:name="co27" style:family="table-column">
      <style:table-column-properties fo:break-before="auto" style:column-width="2.258cm"/>
    </style:style>
    <style:style style:name="co56" style:family="table-column">
      <style:table-column-properties fo:break-before="auto" style:column-width="4.801cm"/>
    </style:style>
    <style:style style:name="co57" style:family="table-column">
      <style:table-column-properties fo:break-before="auto" style:column-width="1.787cm"/>
    </style:style>
    <style:style style:name="co58" style:family="table-column">
      <style:table-column-properties fo:break-before="auto" style:column-width="1.591cm"/>
    </style:style>
    <style:style style:name="co59" style:family="table-column">
      <style:table-column-properties fo:break-before="auto" style:column-width="2.154cm"/>
    </style:style>
    <style:style style:name="co60" style:family="table-column">
      <style:table-column-properties fo:break-before="auto" style:column-width="1.739cm"/>
    </style:style>
    <style:style style:name="co61" style:family="table-column">
      <style:table-column-properties fo:break-before="auto" style:column-width="1.198cm"/>
    </style:style>
    <style:style style:name="co62" style:family="table-column">
      <style:table-column-properties fo:break-before="auto" style:column-width="8.696cm"/>
    </style:style>
    <style:style style:name="co80" style:family="table-column">
      <style:table-column-properties fo:break-before="auto" style:column-width="18.258cm"/>
    </style:style>
    <style:style style:name="co64" style:family="table-column">
      <style:table-column-properties fo:break-before="auto" style:column-width="20.599cm"/>
    </style:style>
    <style:style style:name="co68" style:family="table-column">
      <style:table-column-properties fo:break-before="auto" style:column-width="0.961cm"/>
    </style:style>
    <style:style style:name="co69" style:family="table-column">
      <style:table-column-properties fo:break-before="auto" style:column-width="1.887cm"/>
    </style:style>
    <style:style style:name="co70" style:family="table-column">
      <style:table-column-properties fo:break-before="auto" style:column-width="1.778cm"/>
    </style:style>
    <style:style style:name="co71" style:family="table-column">
      <style:table-column-properties fo:break-before="auto" style:column-width="1.423cm"/>
    </style:style>
    <style:style style:name="co72" style:family="table-column">
      <style:table-column-properties fo:break-before="auto" style:column-width="1.453cm"/>
    </style:style>
    <style:style style:name="co73" style:family="table-column">
      <style:table-column-properties fo:break-before="auto" style:column-width="1.561cm"/>
    </style:style>
    <style:style style:name="co74" style:family="table-column">
      <style:table-column-properties fo:break-before="auto" style:column-width="0.587cm"/>
    </style:style>
    <style:style style:name="co75" style:family="table-column">
      <style:table-column-properties fo:break-before="auto" style:column-width="2.023cm"/>
    </style:style>
    <style:style style:name="co76" style:family="table-column">
      <style:table-column-properties fo:break-before="auto" style:column-width="2.514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704cm"/>
    </style:style>
    <style:style style:name="co79" style:family="table-column">
      <style:table-column-properties fo:break-before="auto" style:column-width="2.8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4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style:style style:name="ta13" style:family="table" style:master-page-name="PageStyle_5f_Techniqu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8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2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4.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7.97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2.97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973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9.085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752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4.6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7.974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2.975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</table:table-row>
        <table:table-row table:style-name="ro1">
          <table:table-cell table:style-name="ce41" office:value-type="float" office:value="1" calcext:value-type="float">
            <office:annotation draw:style-name="gr6" draw:text-style-name="P2" svg:width="7.522cm" svg:height="0.952cm" svg:x="0.912cm" svg:y="1.307cm" draw:caption-point-x="-0.407cm" draw:caption-point-y="-0.81cm">
              <dc:creator>Unknown Author</dc:creator>
              <dc:date>2024-05-15T00:00:00</dc:date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float" office:value="2" calcext:value-type="float">
            <office:annotation draw:style-name="gr6" draw:text-style-name="P2" svg:width="7.522cm" svg:height="0.952cm" svg:x="0.912cm" svg:y="1.794cm" draw:caption-point-x="-0.407cm" draw:caption-point-y="-0.81cm">
              <dc:creator>Unknown Author</dc:creator>
              <dc:date>2024-05-15T00:00:00</dc:date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/>
        </table:table-row>
        <table:table-row table:style-name="ro2" table:number-rows-repeated="104757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</table:table-row>
        <table:table-row table:style-name="ro1">
          <table:table-cell table:style-name="ce41" office:value-type="float" office:value="1" calcext:value-type="float">
            <office:annotation draw:style-name="gr6" draw:text-style-name="P2" svg:width="9.882cm" svg:height="0.952cm" svg:x="1.113cm" svg:y="1.307cm" draw:caption-point-x="-0.407cm" draw:caption-point-y="-0.81cm">
              <dc:creator>Unknown Author</dc:creator>
              <dc:date>2024-05-15T00:00:00</dc:date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/>
        </table:table-row>
        <table:table-row table:style-name="ro2" table:number-rows-repeated="10475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echniques" table:style-name="ta13">
        <office:forms form:automatic-focus="false" form:apply-design-mode="false"/>
        <table:table-column table:style-name="co68" table:default-cell-style-name="ce42"/>
        <table:table-column table:style-name="co69" table:default-cell-style-name="ce42"/>
        <table:table-column table:style-name="co70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71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72" table:default-cell-style-name="ce42"/>
        <table:table-column table:style-name="co27" table:default-cell-style-name="ce42"/>
        <table:table-column table:style-name="co72" table:default-cell-style-name="ce42"/>
        <table:table-column table:style-name="co27" table:default-cell-style-name="ce42"/>
        <table:table-column table:style-name="co73" table:default-cell-style-name="ce42"/>
        <table:table-column table:style-name="co74" table:number-columns-repeated="10" table:default-cell-style-name="ce42"/>
        <table:table-column table:style-name="co27" table:default-cell-style-name="ce42"/>
        <table:table-column table:style-name="co75" table:default-cell-style-name="ce42"/>
        <table:table-column table:style-name="co27" table:default-cell-style-name="ce42"/>
        <table:table-column table:style-name="co75" table:default-cell-style-name="ce42"/>
        <table:table-column table:style-name="co27" table:default-cell-style-name="ce42"/>
        <table:table-column table:style-name="co76" table:default-cell-style-name="ce42"/>
        <table:table-column table:style-name="co77" table:default-cell-style-name="ce42"/>
        <table:table-column table:style-name="co78" table:default-cell-style-name="ce42"/>
        <table:table-column table:style-name="co79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7" draw:text-style-name="P2" svg:width="5.19cm" svg:height="3.173cm" svg:x="10.707cm" svg:y="0.821cm" draw:caption-point-x="-0.407cm" draw:caption-point-y="-0.811cm">
              <dc:creator>Unknown Author</dc:creator>
              <dc:date>2024-05-15T00:00:00</dc:date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8" draw:text-style-name="P2" svg:width="5.116cm" svg:height="9.285cm" svg:x="12.13cm" svg:y="0.821cm" draw:caption-point-x="-0.407cm" draw:caption-point-y="-0.811cm">
              <dc:creator>Unknown Author</dc:creator>
              <dc:date>2024-05-15T00:00:00</dc:date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9" draw:text-style-name="P2" svg:width="4.931cm" svg:height="5.952cm" svg:x="14.388cm" svg:y="0.821cm" draw:caption-point-x="-0.407cm" draw:caption-point-y="-0.811cm">
              <dc:creator>Unknown Author</dc:creator>
              <dc:date>2024-05-15T00:00:00</dc:date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7" draw:text-style-name="P2" svg:width="4.54cm" svg:height="3.173cm" svg:x="16.057cm" svg:y="0.821cm" draw:caption-point-x="-0.407cm" draw:caption-point-y="-0.811cm">
              <dc:creator>Unknown Author</dc:creator>
              <dc:date>2024-05-15T00:00:00</dc:date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10" draw:text-style-name="P2" svg:width="4.82cm" svg:height="4.84cm" svg:x="25.088cm" svg:y="0.821cm" draw:caption-point-x="-0.407cm" draw:caption-point-y="-0.811cm">
              <dc:creator>Unknown Author</dc:creator>
              <dc:date>2024-05-15T00:00:00</dc:date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11" draw:text-style-name="P2" svg:width="4.928cm" svg:height="1.781cm" svg:x="26.541cm" svg:y="0.821cm" draw:caption-point-x="-0.407cm" draw:caption-point-y="-0.811cm">
              <dc:creator>Unknown Author</dc:creator>
              <dc:date>2024-05-15T00:00:00</dc:date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12" draw:text-style-name="P2" svg:width="4.054cm" svg:height="1.386cm" svg:x="28.799cm" svg:y="0.821cm" draw:caption-point-x="-0.407cm" draw:caption-point-y="-0.811cm">
              <dc:creator>Unknown Author</dc:creator>
              <dc:date>2024-05-15T00:00:00</dc:date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13" draw:text-style-name="P2" svg:width="2.953cm" svg:height="2.966cm" svg:x="32.51cm" svg:y="0.821cm" draw:caption-point-x="-0.407cm" draw:caption-point-y="-0.811cm">
              <dc:creator>Unknown Author</dc:creator>
              <dc:date>2024-05-15T00:00:00</dc:date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5">
          <table:table-cell table:style-name="ce91" office:value-type="float" office:value="1" calcext:value-type="float">
            <office:annotation draw:style-name="gr6" draw:text-style-name="P2" svg:width="5.573cm" svg:height="0.952cm" svg:x="1.358cm" svg:y="1.307cm" draw:caption-point-x="-0.407cm" draw:caption-point-y="-0.81cm">
              <dc:creator>Unknown Author</dc:creator>
              <dc:date>2024-05-15T00:00:00</dc:date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" calcext:value-type="float">
            <office:annotation draw:style-name="gr14" draw:text-style-name="P2" svg:width="5.573cm" svg:height="0.951cm" svg:x="1.358cm" svg:y="1.807cm" draw:caption-point-x="-0.407cm" draw:caption-point-y="-0.811cm">
              <dc:creator>Unknown Author</dc:creator>
              <dc:date>2024-05-15T00:00:00</dc:date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3" calcext:value-type="float">
            <office:annotation draw:style-name="gr14" draw:text-style-name="P2" svg:width="5.573cm" svg:height="0.951cm" svg:x="1.358cm" svg:y="2.306cm" draw:caption-point-x="-0.407cm" draw:caption-point-y="-0.811cm">
              <dc:creator>Unknown Author</dc:creator>
              <dc:date>2024-05-15T00:00:00</dc:date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4" calcext:value-type="float">
            <office:annotation draw:style-name="gr14" draw:text-style-name="P2" svg:width="5.573cm" svg:height="0.951cm" svg:x="1.358cm" svg:y="2.804cm" draw:caption-point-x="-0.407cm" draw:caption-point-y="-0.81cm">
              <dc:creator>Unknown Author</dc:creator>
              <dc:date>2024-05-15T00:00:00</dc:date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15" draw:text-style-name="P5" svg:width="2.899cm" svg:height="1.799cm" svg:x="1.561cm" svg:y="0.984cm" draw:caption-point-x="-0.61cm" draw:caption-point-y="1.51cm">
              <dc:creator>Unknown Author</dc:creator>
              <dc:date>2024-05-15T00:00:00</dc:date>
              <text:p text:style-name="P4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15" draw:text-style-name="P5" svg:width="2.899cm" svg:height="1.799cm" svg:x="1.561cm" svg:y="1.47cm" draw:caption-point-x="-0.61cm" draw:caption-point-y="1.51cm">
              <dc:creator>Unknown Author</dc:creator>
              <dc:date>2024-05-15T00:00:00</dc:date>
              <text:p text:style-name="P4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15" draw:text-style-name="P7" svg:width="2.899cm" svg:height="1.799cm" svg:x="1.561cm" svg:y="30.194cm" draw:caption-point-x="-0.61cm" draw:caption-point-y="1.51cm">
              <dc:date>2024-05-16T00:00:00</dc:date>
              <text:p text:style-name="P6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office:value-type="float" office:value="563" calcext:value-type="float">
            <text:p>563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15" draw:text-style-name="P7" svg:width="2.899cm" svg:height="1.799cm" svg:x="1.561cm" svg:y="30.68cm" draw:caption-point-x="-0.61cm" draw:caption-point-y="1.51cm">
              <dc:date>2024-05-16T00:00:00</dc:date>
              <text:p text:style-name="P6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office:value-type="float" office:value="564" calcext:value-type="float">
            <text:p>564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office:value-type="float" office:value="565" calcext:value-type="float">
            <text:p>56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office:value-type="float" office:value="566" calcext:value-type="float">
            <text:p>56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office:value-type="float" office:value="567" calcext:value-type="float">
            <text:p>56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office:value-type="float" office:value="568" calcext:value-type="float">
            <text:p>56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office:value-type="float" office:value="569" calcext:value-type="float">
            <text:p>56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office:value-type="float" office:value="570" calcext:value-type="float">
            <text:p>57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office:value-type="float" office:value="571" calcext:value-type="float">
            <text:p>57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office:value-type="float" office:value="572" calcext:value-type="float">
            <text:p>57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office:value-type="float" office:value="573" calcext:value-type="float">
            <text:p>57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office:value-type="float" office:value="574" calcext:value-type="float">
            <text:p>57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office:value-type="float" office:value="575" calcext:value-type="float">
            <text:p>57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office:value-type="float" office:value="576" calcext:value-type="float">
            <text:p>57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office:value-type="float" office:value="577" calcext:value-type="float">
            <text:p>57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office:value-type="float" office:value="578" calcext:value-type="float">
            <text:p>57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office:annotation draw:style-name="gr15" draw:text-style-name="P7" svg:width="2.899cm" svg:height="1.799cm" svg:x="1.561cm" svg:y="37.983cm" draw:caption-point-x="-0.61cm" draw:caption-point-y="1.51cm">
              <dc:date>2024-05-24T00:00:00</dc:date>
              <text:p text:style-name="P6">Now You See Me</text:p>
            </office:annotation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office:value-type="float" office:value="579" calcext:value-type="float">
            <text:p>57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office:value-type="float" office:value="580" calcext:value-type="float">
            <text:p>58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office:value-type="float" office:value="581" calcext:value-type="float">
            <text:p>58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office:value-type="float" office:value="582" calcext:value-type="float">
            <text:p>58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office:value-type="float" office:value="583" calcext:value-type="float">
            <text:p>58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office:value-type="float" office:value="584" calcext:value-type="float">
            <text:p>58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office:value-type="float" office:value="585" calcext:value-type="float">
            <text:p>58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office:value-type="float" office:value="586" calcext:value-type="float">
            <text:p>58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office:value-type="float" office:value="587" calcext:value-type="float">
            <text:p>58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office:value-type="float" office:value="588" calcext:value-type="float">
            <text:p>58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office:value-type="float" office:value="589" calcext:value-type="float">
            <text:p>58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office:value-type="float" office:value="590" calcext:value-type="float">
            <text:p>59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office:value-type="float" office:value="591" calcext:value-type="float">
            <text:p>59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office:value-type="float" office:value="592" calcext:value-type="float">
            <text:p>59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office:value-type="float" office:value="593" calcext:value-type="float">
            <text:p>59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5">
          <table:table-cell table:style-name="ce91" office:value-type="float" office:value="200" calcext:value-type="float">
            <office:annotation draw:style-name="gr14" draw:text-style-name="P2" svg:width="5.573cm" svg:height="0.951cm" svg:x="1.358cm" svg:y="98.237cm" draw:caption-point-x="-0.407cm" draw:caption-point-y="-0.811cm">
              <dc:creator>Unknown Author</dc:creator>
              <dc:date>2024-05-15T00:00:00</dc:date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2" office:value-type="float" office:value="201" calcext:value-type="float">
            <office:annotation draw:style-name="gr6" draw:text-style-name="P2" svg:width="5.573cm" svg:height="0.952cm" svg:x="1.358cm" svg:y="98.735cm" draw:caption-point-x="-0.407cm" draw:caption-point-y="-0.81cm">
              <dc:creator>Unknown Author</dc:creator>
              <dc:date>2024-05-15T00:00:00</dc:date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2" calcext:value-type="float">
            <office:annotation draw:style-name="gr14" draw:text-style-name="P2" svg:width="5.573cm" svg:height="0.951cm" svg:x="1.358cm" svg:y="99.235cm" draw:caption-point-x="-0.407cm" draw:caption-point-y="-0.811cm">
              <dc:creator>Unknown Author</dc:creator>
              <dc:date>2024-05-15T00:00:00</dc:date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3" calcext:value-type="float">
            <office:annotation draw:style-name="gr14" draw:text-style-name="P2" svg:width="5.573cm" svg:height="0.951cm" svg:x="1.358cm" svg:y="99.735cm" draw:caption-point-x="-0.407cm" draw:caption-point-y="-0.811cm">
              <dc:creator>Unknown Author</dc:creator>
              <dc:date>2024-05-15T00:00:00</dc:date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4" calcext:value-type="float">
            <office:annotation draw:style-name="gr14" draw:text-style-name="P2" svg:width="5.573cm" svg:height="0.951cm" svg:x="1.358cm" svg:y="100.233cm" draw:caption-point-x="-0.407cm" draw:caption-point-y="-0.81cm">
              <dc:creator>Unknown Author</dc:creator>
              <dc:date>2024-05-15T00:00:00</dc:date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5" calcext:value-type="float">
            <office:annotation draw:style-name="gr14" draw:text-style-name="P2" svg:width="5.573cm" svg:height="0.951cm" svg:x="1.358cm" svg:y="100.733cm" draw:caption-point-x="-0.407cm" draw:caption-point-y="-0.811cm">
              <dc:creator>Unknown Author</dc:creator>
              <dc:date>2024-05-15T00:00:00</dc:date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5">
          <table:table-cell table:style-name="ce91" office:value-type="float" office:value="206" calcext:value-type="float">
            <office:annotation draw:style-name="gr6" draw:text-style-name="P2" svg:width="5.573cm" svg:height="0.952cm" svg:x="1.358cm" svg:y="101.231cm" draw:caption-point-x="-0.407cm" draw:caption-point-y="-0.81cm">
              <dc:creator>Unknown Author</dc:creator>
              <dc:date>2024-05-15T00:00:00</dc:date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14" draw:text-style-name="P2" svg:width="5.573cm" svg:height="0.951cm" svg:x="1.358cm" svg:y="101.731cm" draw:caption-point-x="-0.407cm" draw:caption-point-y="-0.811cm">
              <dc:creator>Unknown Author</dc:creator>
              <dc:date>2024-05-15T00:00:00</dc:date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14" draw:text-style-name="P2" svg:width="5.573cm" svg:height="0.951cm" svg:x="1.358cm" svg:y="102.218cm" draw:caption-point-x="-0.407cm" draw:caption-point-y="-0.811cm">
              <dc:creator>Unknown Author</dc:creator>
              <dc:date>2024-05-15T00:00:00</dc:date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number-columns-repeated="2" table:default-cell-style-name="ce42"/>
        <table:table-column table:style-name="co38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4" table:number-columns-repeated="2" table:default-cell-style-name="ce42"/>
        <table:table-column table:style-name="co45" table:number-columns-repeated="2" table:default-cell-style-name="ce42"/>
        <table:table-column table:style-name="co14" table:default-cell-style-name="Default"/>
        <table:table-column table:style-name="co46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10" draw:text-style-name="P2" svg:width="8.101cm" svg:height="4.84cm" svg:x="11.878cm" svg:y="0.821cm" draw:caption-point-x="-0.407cm" draw:caption-point-y="-0.811cm">
              <dc:creator>Unknown Author</dc:creator>
              <dc:date>2024-05-15T00:00:00</dc:date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6" draw:text-style-name="P2" svg:width="7.957cm" svg:height="8.174cm" svg:x="18.218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6" draw:text-style-name="P2" svg:width="8.13cm" svg:height="8.174cm" svg:x="19.98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6" draw:text-style-name="P2" svg:width="8.473cm" svg:height="8.174cm" svg:x="22.11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6" draw:text-style-name="P2" svg:width="9.498cm" svg:height="8.174cm" svg:x="24.241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7" draw:text-style-name="P2" svg:width="10.036cm" svg:height="13.175cm" svg:x="26.176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7" draw:text-style-name="P2" svg:width="10.574cm" svg:height="13.175cm" svg:x="28.111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6" draw:text-style-name="P2" svg:width="6.241cm" svg:height="0.952cm" svg:x="0.935cm" svg:y="1.307cm" draw:caption-point-x="-0.407cm" draw:caption-point-y="-0.81cm">
              <dc:creator>Unknown Author</dc:creator>
              <dc:date>2024-05-15T00:00:00</dc:date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14" draw:text-style-name="P2" svg:width="6.241cm" svg:height="0.951cm" svg:x="0.935cm" svg:y="1.795cm" draw:caption-point-x="-0.407cm" draw:caption-point-y="-0.811cm">
              <dc:creator>Unknown Author</dc:creator>
              <dc:date>2024-05-15T00:00:00</dc:date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14" draw:text-style-name="P2" svg:width="6.241cm" svg:height="0.951cm" svg:x="0.935cm" svg:y="2.282cm" draw:caption-point-x="-0.407cm" draw:caption-point-y="-0.811cm">
              <dc:creator>Unknown Author</dc:creator>
              <dc:date>2024-05-15T00:00:00</dc:date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14" draw:text-style-name="P2" svg:width="6.241cm" svg:height="0.951cm" svg:x="0.935cm" svg:y="2.767cm" draw:caption-point-x="-0.407cm" draw:caption-point-y="-0.81cm">
              <dc:creator>Unknown Author</dc:creator>
              <dc:date>2024-05-15T00:00:00</dc:date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14" draw:text-style-name="P2" svg:width="6.241cm" svg:height="0.951cm" svg:x="0.935cm" svg:y="3.255cm" draw:caption-point-x="-0.407cm" draw:caption-point-y="-0.811cm">
              <dc:creator>Unknown Author</dc:creator>
              <dc:date>2024-05-15T00:00:00</dc:date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6" draw:text-style-name="P2" svg:width="6.241cm" svg:height="0.952cm" svg:x="0.935cm" svg:y="3.741cm" draw:caption-point-x="-0.407cm" draw:caption-point-y="-0.81cm">
              <dc:creator>Unknown Author</dc:creator>
              <dc:date>2024-05-15T00:00:00</dc:date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14" draw:text-style-name="P2" svg:width="6.241cm" svg:height="0.951cm" svg:x="0.935cm" svg:y="4.229cm" draw:caption-point-x="-0.407cm" draw:caption-point-y="-0.811cm">
              <dc:creator>Unknown Author</dc:creator>
              <dc:date>2024-05-15T00:00:00</dc:date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14" draw:text-style-name="P2" svg:width="6.241cm" svg:height="0.951cm" svg:x="0.935cm" svg:y="4.716cm" draw:caption-point-x="-0.407cm" draw:caption-point-y="-0.811cm">
              <dc:creator>Unknown Author</dc:creator>
              <dc:date>2024-05-15T00:00:00</dc:date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47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48" table:default-cell-style-name="ce42"/>
        <table:table-column table:style-name="co49" table:default-cell-style-name="ce42"/>
        <table:table-column table:style-name="co48" table:default-cell-style-name="ce42"/>
        <table:table-column table:style-name="co50" table:default-cell-style-name="ce42"/>
        <table:table-column table:style-name="co20" table:number-columns-repeated="3" table:default-cell-style-name="ce42"/>
        <table:table-column table:style-name="co51" table:default-cell-style-name="ce42"/>
        <table:table-column table:style-name="co52" table:default-cell-style-name="ce42"/>
        <table:table-column table:style-name="co53" table:default-cell-style-name="ce42"/>
        <table:table-column table:style-name="co21" table:default-cell-style-name="ce42"/>
        <table:table-column table:style-name="co54" table:default-cell-style-name="ce42"/>
        <table:table-column table:style-name="co16" table:default-cell-style-name="ce42"/>
        <table:table-column table:style-name="co25" table:default-cell-style-name="ce42"/>
        <table:table-column table:style-name="co55" table:default-cell-style-name="ce42"/>
        <table:table-column table:style-name="co14" table:number-columns-repeated="16362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10" draw:text-style-name="P2" svg:width="5.985cm" svg:height="4.84cm" svg:x="24.58cm" svg:y="0.821cm" draw:caption-point-x="-0.407cm" draw:caption-point-y="-0.811cm">
              <dc:creator>Unknown Author</dc:creator>
              <dc:date>2024-05-15T00:00:00</dc:date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6" draw:text-style-name="P2" svg:width="6.035cm" svg:height="8.174cm" svg:x="26.522cm" svg:y="0.821cm" draw:caption-point-x="-0.407cm" draw:caption-point-y="-0.811cm">
              <dc:creator>Unknown Author</dc:creator>
              <dc:date>2024-05-15T00:00:00</dc:date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6" draw:text-style-name="P2" svg:width="5.788cm" svg:height="8.174cm" svg:x="28.926cm" svg:y="0.821cm" draw:caption-point-x="-0.407cm" draw:caption-point-y="-0.811cm">
              <dc:creator>Unknown Author</dc:creator>
              <dc:date>2024-05-15T00:00:00</dc:date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7" draw:text-style-name="P2" svg:width="6.686cm" svg:height="13.175cm" svg:x="31.059cm" svg:y="0.821cm" draw:caption-point-x="-0.407cm" draw:caption-point-y="-0.811cm">
              <dc:creator>Unknown Author</dc:creator>
              <dc:date>2024-05-15T00:00:00</dc:date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</table:table-row>
        <table:table-row table:style-name="ro1">
          <table:table-cell table:style-name="ce41" office:value-type="float" office:value="1" calcext:value-type="float">
            <office:annotation draw:style-name="gr6" draw:text-style-name="P2" svg:width="6.151cm" svg:height="0.952cm" svg:x="1.14cm" svg:y="1.307cm" draw:caption-point-x="-0.407cm" draw:caption-point-y="-0.81cm">
              <dc:creator>Unknown Author</dc:creator>
              <dc:date>2024-05-15T00:00:00</dc:date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</table:table-row>
        <table:table-row table:style-name="ro1">
          <table:table-cell table:style-name="ce41" office:value-type="float" office:value="2" calcext:value-type="float">
            <office:annotation draw:style-name="gr14" draw:text-style-name="P2" svg:width="6.151cm" svg:height="0.951cm" svg:x="1.14cm" svg:y="1.795cm" draw:caption-point-x="-0.407cm" draw:caption-point-y="-0.811cm">
              <dc:creator>Unknown Author</dc:creator>
              <dc:date>2024-05-15T00:00:00</dc:date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/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</table:table-row>
        <table:table-row table:style-name="ro1">
          <table:table-cell table:style-name="ce41" office:value-type="float" office:value="3" calcext:value-type="float">
            <office:annotation draw:style-name="gr14" draw:text-style-name="P2" svg:width="6.151cm" svg:height="0.951cm" svg:x="1.14cm" svg:y="2.282cm" draw:caption-point-x="-0.407cm" draw:caption-point-y="-0.811cm">
              <dc:creator>Unknown Author</dc:creator>
              <dc:date>2024-05-15T00:00:00</dc:date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</table:table-row>
        <table:table-row table:style-name="ro1">
          <table:table-cell table:style-name="ce41" office:value-type="float" office:value="4" calcext:value-type="float">
            <office:annotation draw:style-name="gr14" draw:text-style-name="P2" svg:width="6.151cm" svg:height="0.951cm" svg:x="1.14cm" svg:y="2.767cm" draw:caption-point-x="-0.407cm" draw:caption-point-y="-0.81cm">
              <dc:creator>Unknown Author</dc:creator>
              <dc:date>2024-05-15T00:00:00</dc:date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</table:table-row>
        <table:table-row table:style-name="ro1">
          <table:table-cell table:style-name="ce41" office:value-type="float" office:value="5" calcext:value-type="float">
            <office:annotation draw:style-name="gr14" draw:text-style-name="P2" svg:width="6.151cm" svg:height="0.951cm" svg:x="1.14cm" svg:y="3.255cm" draw:caption-point-x="-0.407cm" draw:caption-point-y="-0.811cm">
              <dc:creator>Unknown Author</dc:creator>
              <dc:date>2024-05-15T00:00:00</dc:date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</table:table-row>
        <table:table-row table:style-name="ro1">
          <table:table-cell table:style-name="ce41" office:value-type="float" office:value="6" calcext:value-type="float">
            <office:annotation draw:style-name="gr6" draw:text-style-name="P2" svg:width="6.151cm" svg:height="0.952cm" svg:x="1.14cm" svg:y="3.741cm" draw:caption-point-x="-0.407cm" draw:caption-point-y="-0.81cm">
              <dc:creator>Unknown Author</dc:creator>
              <dc:date>2024-05-15T00:00:00</dc:date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</table:table-row>
        <table:table-row table:style-name="ro1">
          <table:table-cell table:style-name="ce41" office:value-type="float" office:value="7" calcext:value-type="float">
            <office:annotation draw:style-name="gr14" draw:text-style-name="P2" svg:width="6.151cm" svg:height="0.951cm" svg:x="1.14cm" svg:y="4.229cm" draw:caption-point-x="-0.407cm" draw:caption-point-y="-0.811cm">
              <dc:creator>Unknown Author</dc:creator>
              <dc:date>2024-05-15T00:00:00</dc:date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</table:table-row>
        <table:table-row table:style-name="ro1">
          <table:table-cell table:style-name="ce41" office:value-type="float" office:value="8" calcext:value-type="float">
            <office:annotation draw:style-name="gr14" draw:text-style-name="P2" svg:width="6.151cm" svg:height="0.951cm" svg:x="1.14cm" svg:y="4.716cm" draw:caption-point-x="-0.407cm" draw:caption-point-y="-0.811cm">
              <dc:creator>Unknown Author</dc:creator>
              <dc:date>2024-05-15T00:00:00</dc:date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</table:table-row>
        <table:table-row table:style-name="ro1">
          <table:table-cell table:style-name="ce41" office:value-type="float" office:value="9" calcext:value-type="float">
            <office:annotation draw:style-name="gr6" draw:text-style-name="P2" svg:width="6.151cm" svg:height="0.952cm" svg:x="1.14cm" svg:y="5.202cm" draw:caption-point-x="-0.407cm" draw:caption-point-y="-0.81cm">
              <dc:creator>Unknown Author</dc:creator>
              <dc:date>2024-05-15T00:00:00</dc:date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</table:table-row>
        <table:table-row table:style-name="ro1">
          <table:table-cell table:style-name="ce41" office:value-type="float" office:value="10" calcext:value-type="float">
            <office:annotation draw:style-name="gr14" draw:text-style-name="P2" svg:width="6.151cm" svg:height="0.951cm" svg:x="1.14cm" svg:y="5.689cm" draw:caption-point-x="-0.407cm" draw:caption-point-y="-0.811cm">
              <dc:creator>Unknown Author</dc:creator>
              <dc:date>2024-05-15T00:00:00</dc:date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</table:table-row>
        <table:table-row table:style-name="ro1">
          <table:table-cell table:style-name="ce41" office:value-type="float" office:value="11" calcext:value-type="float">
            <office:annotation draw:style-name="gr14" draw:text-style-name="P2" svg:width="6.151cm" svg:height="0.951cm" svg:x="1.14cm" svg:y="6.176cm" draw:caption-point-x="-0.407cm" draw:caption-point-y="-0.811cm">
              <dc:creator>Unknown Author</dc:creator>
              <dc:date>2024-05-15T00:00:00</dc:date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</table:table-row>
        <table:table-row table:style-name="ro1">
          <table:table-cell table:style-name="ce41" office:value-type="float" office:value="12" calcext:value-type="float">
            <office:annotation draw:style-name="gr14" draw:text-style-name="P2" svg:width="6.151cm" svg:height="0.951cm" svg:x="1.14cm" svg:y="6.662cm" draw:caption-point-x="-0.407cm" draw:caption-point-y="-0.81cm">
              <dc:creator>Unknown Author</dc:creator>
              <dc:date>2024-05-15T00:00:00</dc:date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</table:table-row>
        <table:table-row table:style-name="ro1">
          <table:table-cell table:style-name="ce41" office:value-type="float" office:value="13" calcext:value-type="float">
            <office:annotation draw:style-name="gr14" draw:text-style-name="P2" svg:width="6.151cm" svg:height="0.951cm" svg:x="1.14cm" svg:y="7.15cm" draw:caption-point-x="-0.407cm" draw:caption-point-y="-0.811cm">
              <dc:creator>Unknown Author</dc:creator>
              <dc:date>2024-05-15T00:00:00</dc:date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</table:table-row>
        <table:table-row table:style-name="ro1">
          <table:table-cell table:style-name="ce41" office:value-type="float" office:value="14" calcext:value-type="float">
            <office:annotation draw:style-name="gr6" draw:text-style-name="P2" svg:width="6.151cm" svg:height="0.952cm" svg:x="1.14cm" svg:y="7.636cm" draw:caption-point-x="-0.407cm" draw:caption-point-y="-0.81cm">
              <dc:creator>Unknown Author</dc:creator>
              <dc:date>2024-05-15T00:00:00</dc:date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</table:table-row>
        <table:table-row table:style-name="ro1">
          <table:table-cell table:style-name="ce41" office:value-type="float" office:value="15" calcext:value-type="float">
            <office:annotation draw:style-name="gr14" draw:text-style-name="P2" svg:width="6.151cm" svg:height="0.951cm" svg:x="1.14cm" svg:y="8.124cm" draw:caption-point-x="-0.407cm" draw:caption-point-y="-0.811cm">
              <dc:creator>Unknown Author</dc:creator>
              <dc:date>2024-05-15T00:00:00</dc:date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</table:table-row>
        <table:table-row table:style-name="ro1">
          <table:table-cell table:style-name="ce41" office:value-type="float" office:value="16" calcext:value-type="float">
            <office:annotation draw:style-name="gr14" draw:text-style-name="P2" svg:width="6.151cm" svg:height="0.951cm" svg:x="1.14cm" svg:y="8.61cm" draw:caption-point-x="-0.407cm" draw:caption-point-y="-0.811cm">
              <dc:creator>Unknown Author</dc:creator>
              <dc:date>2024-05-15T00:00:00</dc:date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</table:table-row>
        <table:table-row table:style-name="ro1">
          <table:table-cell table:style-name="ce41" office:value-type="float" office:value="17" calcext:value-type="float">
            <office:annotation draw:style-name="gr6" draw:text-style-name="P2" svg:width="6.151cm" svg:height="0.952cm" svg:x="1.14cm" svg:y="9.096cm" draw:caption-point-x="-0.407cm" draw:caption-point-y="-0.81cm">
              <dc:creator>Unknown Author</dc:creator>
              <dc:date>2024-05-15T00:00:00</dc:date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</table:table-row>
        <table:table-row table:style-name="ro1">
          <table:table-cell table:style-name="ce41" office:value-type="float" office:value="18" calcext:value-type="float">
            <office:annotation draw:style-name="gr14" draw:text-style-name="P2" svg:width="6.151cm" svg:height="0.951cm" svg:x="1.14cm" svg:y="9.584cm" draw:caption-point-x="-0.407cm" draw:caption-point-y="-0.811cm">
              <dc:creator>Unknown Author</dc:creator>
              <dc:date>2024-05-15T00:00:00</dc:date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</table:table-row>
        <table:table-row table:style-name="ro1">
          <table:table-cell table:style-name="ce41" office:value-type="float" office:value="19" calcext:value-type="float">
            <office:annotation draw:style-name="gr14" draw:text-style-name="P2" svg:width="6.151cm" svg:height="0.951cm" svg:x="1.14cm" svg:y="10.071cm" draw:caption-point-x="-0.407cm" draw:caption-point-y="-0.811cm">
              <dc:creator>Unknown Author</dc:creator>
              <dc:date>2024-05-15T00:00:00</dc:date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</table:table-row>
        <table:table-row table:style-name="ro1">
          <table:table-cell table:style-name="ce41" office:value-type="float" office:value="20" calcext:value-type="float">
            <office:annotation draw:style-name="gr14" draw:text-style-name="P2" svg:width="6.151cm" svg:height="0.951cm" svg:x="1.14cm" svg:y="10.557cm" draw:caption-point-x="-0.407cm" draw:caption-point-y="-0.81cm">
              <dc:creator>Unknown Author</dc:creator>
              <dc:date>2024-05-15T00:00:00</dc:date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4"/>
        </table:table-row>
        <table:table-row table:style-name="ro2" table:number-rows-repeated="104757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56" table:default-cell-style-name="ce42"/>
        <table:table-column table:style-name="co27" table:number-columns-repeated="5" table:default-cell-style-name="ce42"/>
        <table:table-column table:style-name="co57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58" table:number-columns-repeated="2" table:default-cell-style-name="ce42"/>
        <table:table-column table:style-name="co59" table:default-cell-style-name="ce42"/>
        <table:table-column table:style-name="co45" table:default-cell-style-name="ce42"/>
        <table:table-column table:style-name="co60" table:number-columns-repeated="2" table:default-cell-style-name="ce42"/>
        <table:table-column table:style-name="co36" table:default-cell-style-name="ce42"/>
        <table:table-column table:style-name="co61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 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4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7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12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5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215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8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9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0" table:default-cell-style-name="ce42"/>
        <table:table-column table:style-name="co62" table:default-cell-style-name="ce42"/>
        <table:table-column table:style-name="co14" table:number-columns-repeated="16382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Español</text:p>
          </table:table-cell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Presiona %c para empezar</text:p>
          </table:table-cell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Érase una vez, dos diosas lucharon en tu cielo.</text:p>
          </table:table-cell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Cangrejero</text:p>
          </table:table-cell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Huevo Cangrejito</text:p>
          </table:table-cell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Cangrejito</text:p>
          </table:table-cell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Gran Cangrejero</text:p>
          </table:table-cell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Cangrejero Marcado</text:p>
          </table:table-cell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Afiladillo</text:p>
          </table:table-cell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Cangrejo Armado</text:p>
          </table:table-cell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Erizo</text:p>
          </table:table-cell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nglish" table:style-name="ta14">
        <office:forms form:automatic-focus="false" form:apply-design-mode="false"/>
        <table:table-column table:style-name="co50" table:default-cell-style-name="ce42"/>
        <table:table-column table:style-name="co80" table:default-cell-style-name="ce42"/>
        <table:table-column table:style-name="co14" table:number-columns-repeated="16382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dummy</text:p>
          </table:table-cell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85" office:value-type="string" calcext:value-type="string">
            <text:p>And the god of death...</text:p>
          </table:table-cell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85" office:value-type="string" calcext:value-type="string">
            <text:p>Destroying all in their path...</text:p>
          </table:table-cell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85" office:value-type="string" calcext:value-type="string">
            <text:p>Seeking an end to their suffering.</text:p>
          </table:table-cell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</table:table-row>
        <table:table-row table:style-name="ro2">
          <table:table-cell table:style-name="ce77" office:value-type="float" office:value="972" calcext:value-type="float">
            <text:p>972</text:p>
          </table:table-cell>
          <table:table-cell table:style-name="ce97"/>
        </table:table-row>
        <table:table-row table:style-name="ro2">
          <table:table-cell table:style-name="ce77" office:value-type="float" office:value="973" calcext:value-type="float">
            <text:p>973</text:p>
          </table:table-cell>
          <table:table-cell table:style-name="ce97"/>
        </table:table-row>
        <table:table-row table:style-name="ro2">
          <table:table-cell table:style-name="ce77" office:value-type="float" office:value="974" calcext:value-type="float">
            <text:p>974</text:p>
          </table:table-cell>
          <table:table-cell table:style-name="ce97"/>
        </table:table-row>
        <table:table-row table:style-name="ro2">
          <table:table-cell table:style-name="ce77" office:value-type="float" office:value="975" calcext:value-type="float">
            <text:p>975</text:p>
          </table:table-cell>
          <table:table-cell table:style-name="ce97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</table:table-row>
        <table:table-row table:style-name="ro2" table:number-rows-repeated="1047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ussian" table:style-name="ta12">
        <table:table-column table:style-name="co50" table:default-cell-style-name="ce42"/>
        <table:table-column table:style-name="co64" table:default-cell-style-name="ce42"/>
        <table:table-column table:style-name="co14" table:number-columns-repeated="16382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0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0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_)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_)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5-24T03:33:57.420189936</dc:date>
    <meta:editing-cycles>10</meta:editing-cycles>
    <meta:editing-duration>PT2H54M19S</meta:editing-duration>
    <meta:generator>LibreOffice/7.4.7.2$Linux_X86_64 LibreOffice_project/40$Build-2</meta:generator>
    <meta:document-statistic meta:table-count="12" meta:cell-count="5604" meta:object-count="0"/>
    <meta:user-defined meta:name="AppVersion">15.0000</meta:user-defined>
  </office:meta>
</office:document-meta>
</file>